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3.3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3.343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3.411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ro7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color="#666666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666666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666666"/>
    </style:style>
    <style:style style:name="ce16" style:family="table-cell" style:parent-style-name="Default">
      <style:table-cell-properties style:rotation-angle="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/>
    </style:style>
    <style:style style:name="ce28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number-columns-repeated="1012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ce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9" office:value-type="string" calcext:value-type="string">
            <text:p># of cases</text:p>
          </table:table-cell>
          <table:table-cell table:style-name="ce11" office:value-type="string" calcext:value-type="string">
            <text:p>Action Performed</text:p>
          </table:table-cell>
          <table:table-cell table:style-name="ce16"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6:.E6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User gets migra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7:.E7]; &quot;-&quot;))" office:value-type="float" office:value="8" calcext:value-type="float">
            <text:p>8</text:p>
          </table:table-cell>
          <table:table-cell table:style-name="ce13" office:value-type="string" calcext:value-type="string">
            <text:p>User gets deleted because they don't exist at the source.</text:p>
          </table:table-cell>
          <table:table-cell table:style-name="ce17" table:number-columns-repeated="1012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formula="of:=POWER(2; COUNTIF([.A8:.E8]; &quot;-&quot;))" office:value-type="float" office:value="2" calcext:value-type="float">
            <text:p>2</text:p>
          </table:table-cell>
          <table:table-cell table:style-name="ce13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2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POWER(2; COUNTIF([.A9:.E9]; &quot;-&quot;))" office:value-type="float" office:value="1" calcext:value-type="float">
            <text:p>1</text:p>
          </table:table-cell>
          <table:table-cell table:style-name="ce14" office:value-type="string" calcext:value-type="string">
            <text:p>User password gets updated because it has changed and --unlisted-get-deleted is</text:p>
            <text:p>false.</text:p>
          </table:table-cell>
          <table:table-cell table:style-name="ce8" table:number-columns-repeated="1012"/>
        </table:table-row>
        <table:table-row table:style-name="ro4"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formula="of:=POWER(2; COUNTIF([.A10:.E10]; &quot;-&quot;))" office:value-type="float" office:value="2" calcext:value-type="float">
            <text:p>2</text:p>
          </table:table-cell>
          <table:table-cell table:style-name="ce14" office:value-type="string" calcext:value-type="string">
            <text:p>User password gets updated because it has changed and they are lis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11:.E11]; &quot;-&quot;))" office:value-type="float" office:value="4" calcext:value-type="float">
            <text:p>4</text:p>
          </table:table-cell>
          <table:table-cell table:style-name="ce13" office:value-type="string" calcext:value-type="string">
            <text:p>User is categorized as “missing” because they are listed but don't exist at either</text:p>
            <text:p>end. This does not halt the program.</text:p>
          </table:table-cell>
          <table:table-cell table:style-name="ce17"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2:.E12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doesn't exist.</text:p>
          </table:table-cell>
          <table:table-cell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3:.E13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isn't listed.</text:p>
          </table:table-cell>
          <table:table-cell table:number-columns-repeated="1012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POWER(2; COUNTIF([.A14:.E14]; &quot;-&quot;))" office:value-type="float" office:value="1" calcext:value-type="float">
            <text:p>1</text:p>
          </table:table-cell>
          <table:table-cell table:style-name="ce12" office:value-type="string" calcext:value-type="string">
            <text:p>No action taken because user exists at both ends, passwords match and </text:p>
            <text:p>--unlisted-get-deleted is false.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formula="of:=POWER(2; COUNTIF([.A15:.E15]; &quot;-&quot;))" office:value-type="float" office:value="2" calcext:value-type="float">
            <text:p>2</text:p>
          </table:table-cell>
          <table:table-cell table:style-name="ce12" office:value-type="string" calcext:value-type="string">
            <text:p>No action taken because user is listed, exists at both ends and passwords match </text:p>
            <text:p>(presumably the bulk of users).</text:p>
          </table:table-cell>
          <table:table-cell table:number-columns-repeated="1012"/>
        </table:table-row>
        <table:table-row table:style-name="ro4">
          <table:table-cell table:style-name="ce6" table:number-columns-repeated="5"/>
          <table:table-cell table:formula="of:=SUM([.F6:.F15])" office:value-type="float" office:value="32" calcext:value-type="float">
            <text:p>32</text:p>
          </table:table-cell>
          <table:table-cell table:style-name="ce15" office:value-type="string" calcext:value-type="string">
            <text:p>Total use cases</text:p>
          </table:table-cell>
          <table:table-cell table:style-name="ce8" table:number-columns-repeated="101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18"/>
        </table:table-row>
        <table:table-row table:style-name="ro1">
          <table:table-cell table:style-name="ce8"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1019"/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3" table:default-cell-style-name="ce25"/>
        <table:table-column table:style-name="co3" table:number-columns-repeated="1018" table:default-cell-style-name="Default"/>
        <table:table-row table:style-name="ro5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21" office:value-type="string" calcext:value-type="string">
            <text:p>Possible states</text:p>
          </table:table-cell>
          <table:table-cell table:style-name="ce28" office:value-type="string" calcext:value-type="string">
            <text:p>Action to be taken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6"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17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7"/>
          <table:table-cell table:number-columns-repeated="1016"/>
        </table:table-row>
        <table:table-row table:style-name="ro6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6"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7"/>
          <table:table-cell table:number-columns-repeated="1016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6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17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7"/>
          <table:table-cell table:number-columns-repeated="1016"/>
        </table:table-row>
        <table:table-row table:style-name="ro6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21" office:value-type="string" calcext:value-type="string">
            <text:p># of cases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17" office:value-type="string" calcext:value-type="string">
            <text:p>User gets deleted because they don't exist at the source.</text:p>
          </table:table-cell>
          <table:table-cell table:style-name="ce17" table:number-columns-repeated="1017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7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unlisted-get-deleted is false.</text:p>
          </table:table-cell>
          <table:table-cell table:number-columns-repeated="1017"/>
        </table:table-row>
        <table:table-row table:style-name="ro1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7" table:number-columns-repeated="1017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--unlisted-get-deleted is false.</text:p>
          </table:table-cell>
          <table:table-cell table:number-columns-repeated="1017"/>
        </table:table-row>
        <table:table-row table:style-name="ro1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table:formula="of:=SUM([.F11:.F20])" office:value-type="float" office:value="32" calcext:value-type="float">
            <text:p>32</text:p>
          </table:table-cell>
          <table:table-cell table:style-name="ce29" office:value-type="string" calcext:value-type="string">
            <text:p>Total cases</text:p>
          </table:table-cell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20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18:36:09.036495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09-29T22:39:25.198004057</dc:date>
    <meta:editing-duration>PT5H57M4S</meta:editing-duration>
    <meta:editing-cycles>11</meta:editing-cycles>
    <meta:document-statistic meta:table-count="2" meta:cell-count="217" meta:object-count="0"/>
  </office:meta>
</office:document-meta>
</file>